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81133" officeooo:paragraph-rsid="00181133"/>
    </style:style>
    <style:style style:name="P2" style:family="paragraph" style:parent-style-name="Text_20_body">
      <style:text-properties officeooo:rsid="001865fd" officeooo:paragraph-rsid="001865fd"/>
    </style:style>
    <style:style style:name="P3" style:family="paragraph" style:parent-style-name="Title">
      <style:text-properties officeooo:rsid="00181133" officeooo:paragraph-rsid="00181133"/>
    </style:style>
    <style:style style:name="P4" style:family="paragraph" style:parent-style-name="Text_20_body">
      <style:text-properties officeooo:rsid="00181133" officeooo:paragraph-rsid="00181133"/>
    </style:style>
    <style:style style:name="T1" style:family="text">
      <style:text-properties officeooo:rsid="00187c25"/>
    </style:style>
    <style:style style:name="T2" style:family="text">
      <style:text-properties officeooo:rsid="001a25f7"/>
    </style:style>
    <style:style style:name="T3" style:family="text">
      <style:text-properties officeooo:rsid="001bc9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Engineer's Mother</text:p>
      <text:p text:style-name="P1"/>
      <text:p text:style-name="P1">Once upon a time there was an engineer</text:p>
      <text:p text:style-name="P1">And that engineer had a mother</text:p>
      <text:p text:style-name="P1">And the engineer's mother lived by the river in a house that all the family had helped to build</text:p>
      <text:p text:style-name="P1">And she was very happy</text:p>
      <text:p text:style-name="P1">But one day the rain began to fall</text:p>
      <text:p text:style-name="P1">And it didn't stop</text:p>
      <text:p text:style-name="P1">And it rained and it rained</text:p>
      <text:p text:style-name="P1">And the river rose until the engineer's mother's house was completely surrounded by water</text:p>
      <text:p text:style-name="P1">But that was all right because the engineer's father had checked the historic flood levels before building the house</text:p>
      <text:p text:style-name="P1">Usually when this happened, the engineer's mother would go to stay with one of her children until the river went down again</text:p>
      <text:p text:style-name="P1">But this time she was not fast enough</text:p>
      <text:p text:style-name="P1">The car filled up with water and the engineer's mother had to <text:span text:style-name="T2">eat</text:span> cold ham and biscuits for a week</text:p>
      <text:p text:style-name="P1">And one day there was a knock on the door, and there were six firemen <text:span text:style-name="T1">outside </text:span>with a boat!</text:p>
      <text:p text:style-name="P1">And they said "would you like a lift?"</text:p>
      <text:p text:style-name="P1">And the engineer's mother was fed up with cold ham, so she said "YES!"</text:p>
      <text:p text:style-name="P2">And the engineer said "<text:span text:style-name="T1">We can do better than this</text:span>"</text:p>
      <text:p text:style-name="P2">And <text:span text:style-name="T3">he reached for the RS catalogue</text:span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Findlay</meta:initial-creator>
    <meta:creation-date>2017-04-25T11:54:43.458134384</meta:creation-date>
    <dc:date>2017-04-26T15:56:02.452130673</dc:date>
    <dc:creator>Andrew Findlay</dc:creator>
    <meta:editing-duration>PT1H19M48S</meta:editing-duration>
    <meta:editing-cycles>5</meta:editing-cycles>
    <meta:generator>LibreOffice/5.0.6.3$Linux_X86_64 LibreOffice_project/00m0$Build-3</meta:generator>
    <meta:document-statistic meta:table-count="0" meta:image-count="0" meta:object-count="0" meta:page-count="1" meta:paragraph-count="18" meta:word-count="200" meta:character-count="1034" meta:non-whitespace-character-count="852"/>
  </office:meta>
</office:document-meta>
</file>